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9000000163F5D8B1EB.png" manifest:media-type="image/png"/>
  <manifest:file-entry manifest:full-path="Pictures/100000000000019000000176BD2C4407.jpg" manifest:media-type="image/jpeg"/>
  <manifest:file-entry manifest:full-path="Pictures/100002010000027A0000032076BEB9CE.png" manifest:media-type="image/png"/>
  <manifest:file-entry manifest:full-path="Pictures/100002010000014900000190612754BF.png" manifest:media-type="image/png"/>
  <manifest:file-entry manifest:full-path="Pictures/100002010000025E000002CA3F25B2EE.png" manifest:media-type="image/png"/>
  <manifest:file-entry manifest:full-path="Pictures/10000201000001BE000002502E0B1CAB.png" manifest:media-type="image/png"/>
  <manifest:file-entry manifest:full-path="Pictures/100002010000023A00000414684F4E6F.png" manifest:media-type="image/png"/>
  <manifest:file-entry manifest:full-path="Pictures/100002010000029F00000320049C5971.png" manifest:media-type="image/png"/>
  <manifest:file-entry manifest:full-path="Pictures/10000201000001AD00000320DEC8188E.png" manifest:media-type="image/png"/>
  <manifest:file-entry manifest:full-path="Pictures/1000020100000320000002AA5F3D4DF2.png" manifest:media-type="image/png"/>
  <manifest:file-entry manifest:full-path="Pictures/100002010000015700000037190237EC.png" manifest:media-type="image/png"/>
  <manifest:file-entry manifest:full-path="Pictures/10000201000002B500000320A2114979.png" manifest:media-type="image/png"/>
  <manifest:file-entry manifest:full-path="Pictures/100000000000051400000384C459633F.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libri Light" svg:font-family="'Calibri Light'"/>
    <style:font-face style:name="HGｺﾞｼｯｸM1" svg:font-family="HGｺﾞｼｯｸM"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TakaoPGothic1" svg:font-family="TakaoPGothic" style:font-pitch="variable"/>
    <style:font-face style:name="HGｺﾞｼｯｸM2" svg:font-family="HGｺﾞｼｯｸM" style:font-family-generic="decorative" style:font-pitch="variable"/>
    <style:font-face style:name="TakaoPGothic2" svg:font-family="TakaoPGothic" style:font-family-generic="decorative" style:font-pitch="variable"/>
    <style:font-face style:name="HGｺﾞｼｯｸM" svg:font-family="HGｺﾞｼｯｸM"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padding-top="0.127cm" fo:padding-bottom="0.127cm" fo:padding-left="0.254cm" fo:padding-right="0.254cm" fo:wrap-option="no-wrap"/>
    </style:style>
    <style:style style:name="gr4" style:family="graphic">
      <style:graphic-properties style:protect="size"/>
    </style:style>
    <style:style style:name="gr5" style:family="graphic" style:parent-style-name="standard">
      <style:graphic-properties draw:stroke="solid" svg:stroke-width="0.247cm" svg:stroke-color="#ffff00" draw:fill="none" draw:textarea-vertical-align="top" draw:auto-grow-height="true" draw:fit-to-size="false" fo:padding-top="0.125cm" fo:padding-bottom="0.125cm" fo:padding-left="0.25cm" fo:padding-right="0.25cm" fo:wrap-option="wrap"/>
    </style:style>
    <style:style style:name="gr6" style:family="graphic" style:parent-style-name="standard" style:list-style-name="L1">
      <style:graphic-properties draw:stroke="none" svg:stroke-width="0cm" draw:fill="none" draw:textarea-vertical-align="top" draw:auto-grow-height="true" draw:fit-to-size="false" fo:min-height="0.031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4cm, 4.461cm, 8.589cm, 1.125cm)" draw:image-opacity="100%" style:mirror="none"/>
    </style:style>
    <style:style style:name="gr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64cm, 0cm, 0cm, 0cm)" draw:image-opacity="100%" style:mirror="none"/>
    </style:style>
    <style:style style:name="gr9" style:family="graphic" style:parent-style-name="standard">
      <style:graphic-properties draw:stroke="solid" svg:stroke-width="0.035cm" svg:stroke-color="#ffc000" draw:stroke-linejoin="miter" draw:fill="solid" draw:fill-color="#ffffff" draw:textarea-vertical-align="middle" draw:auto-grow-height="false" draw:fit-to-size="false" fo:padding-top="0.125cm" fo:padding-bottom="0.125cm" fo:padding-left="0.25cm" fo:padding-right="0.25cm" fo:wrap-option="wrap"/>
    </style:style>
    <style:style style:name="gr10" style:family="graphic" style:parent-style-name="standard">
      <style:graphic-properties draw:stroke="solid" svg:stroke-width="0.035cm" svg:stroke-color="#43729d" draw:stroke-linejoin="miter" draw:fill="none" draw:textarea-vertical-align="middle" draw:auto-grow-height="false" draw:fit-to-size="false" fo:padding-top="0.125cm" fo:padding-bottom="0.125cm" fo:padding-left="0.25cm" fo:padding-right="0.25cm" fo:wrap-option="wrap"/>
    </style:style>
    <style:style style:name="gr11" style:family="graphic" style:parent-style-name="standard">
      <style:graphic-properties draw:stroke="solid" svg:stroke-width="0.018cm" svg:stroke-color="#5b9bd5" draw:stroke-linejoin="miter"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cm" svg:stroke-color="#000000" draw:fill="solid" draw:fill-color="#ffffff" draw:textarea-vertical-align="top" draw:auto-grow-height="true" draw:fit-to-size="false" fo:padding-top="0.125cm" fo:padding-bottom="0.125cm" fo:padding-left="0.25cm" fo:padding-right="0.25cm" fo:wrap-option="wrap"/>
    </style:style>
    <style:style style:name="gr13" style:family="graphic" style:parent-style-name="standard">
      <style:graphic-properties draw:stroke="solid" svg:stroke-width="0.035cm" svg:stroke-color="#43729d" draw:stroke-linejoin="miter" draw:fill="solid" draw:fill-color="#5b9bd5" draw:textarea-vertical-align="middle" draw:auto-grow-height="false" draw:fit-to-size="false" fo:padding-top="0.125cm" fo:padding-bottom="0.125cm" fo:padding-left="0.25cm" fo:padding-right="0.25cm" fo:wrap-option="wrap"/>
    </style:style>
    <style:style style:name="gr14" style:family="graphic" style:parent-style-name="standard" style:list-style-name="L1">
      <style:graphic-properties draw:stroke="none" svg:stroke-width="0cm" draw:fill="none" draw:textarea-vertical-align="top" draw:auto-grow-height="true" draw:fit-to-size="false" fo:min-height="2.032cm" fo:padding-top="0.125cm" fo:padding-bottom="0.125cm" fo:padding-left="0.25cm" fo:padding-right="0.25cm" fo:wrap-option="wrap"/>
    </style:style>
    <style:style style:name="gr15" style:family="graphic" style:parent-style-name="standard">
      <style:graphic-properties draw:stroke="solid" svg:stroke-width="0.035cm" svg:stroke-color="#d9d9d9" draw:stroke-linejoin="miter" draw:fill="solid" draw:fill-color="#ffff00" draw:textarea-vertical-align="middle" draw:auto-grow-height="false" draw:fit-to-size="false" fo:padding-top="0.125cm" fo:padding-bottom="0.125cm" fo:padding-left="0.25cm" fo:padding-right="0.25cm" fo:wrap-option="wrap"/>
    </style:style>
    <style:style style:name="gr16" style:family="graphic" style:parent-style-name="standard">
      <style:graphic-properties draw:stroke="solid" svg:stroke-width="0.035cm" svg:stroke-color="#c9c9c9" draw:stroke-linejoin="miter" draw:fill="solid" draw:fill-color="#d6dce5" draw:textarea-vertical-align="middle" draw:auto-grow-height="false" draw:fit-to-size="false"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draw:fit-to-size="false" fo:min-height="3.05cm" fo:padding-top="0.125cm" fo:padding-bottom="0.125cm" fo:padding-left="0.25cm" fo:padding-right="0.25cm" fo:wrap-option="wrap"/>
    </style:style>
    <style:style style:name="gr18" style:family="graphic" style:parent-style-name="standard">
      <style:graphic-properties draw:stroke="solid" svg:stroke-width="0.176cm" svg:stroke-color="#ff0000" draw:stroke-linejoin="miter" draw:fill="solid" draw:fill-color="#ffffff" draw:textarea-vertical-align="middle" draw:auto-grow-height="false" draw:fit-to-size="false"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true" draw:fit-to-size="false" fo:padding-top="0.127cm" fo:padding-bottom="0.127cm" fo:padding-left="0.254cm" fo:padding-right="0.254cm" fo:wrap-option="wrap"/>
    </style:style>
    <style:style style:name="pr1" style:family="presentation" style:parent-style-name="白紙-notes">
      <style:graphic-properties draw:fill-color="#ffffff" fo:min-height="12.573cm"/>
    </style:style>
    <style:style style:name="pr2" style:family="presentation" style:parent-style-name="タイトルとコンテンツ-notes">
      <style:graphic-properties draw:fill-color="#ffffff" fo:min-height="12.573cm"/>
    </style:style>
    <style:style style:name="pr3" style:family="presentation" style:parent-style-name="タイトルとコンテンツ-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タイトルとコンテンツ-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タイトルとコンテンツ-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 style:family="paragraph">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6" style:family="paragraph">
      <style:paragraph-properties fo:text-align="start" style:font-independent-line-spacing="true"/>
      <style:text-properties fo:font-size="12pt" style:font-size-asian="14pt" style:font-size-complex="14pt"/>
    </style:style>
    <style:style style:name="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style:paragraph-properties fo:margin-left="0cm" fo:margin-right="0cm" fo:margin-top="0cm" fo:margin-bottom="0cm" fo:line-height="100%" fo:text-align="end" fo:text-indent="0cm" style:punctuation-wrap="hanging" style:writing-mode="lr-tb"/>
      <style:text-properties fo:hyphenate="false"/>
    </style:style>
    <style:style style:name="P9" style:family="paragraph">
      <style:paragraph-properties fo:margin-top="0cm" fo:margin-bottom="0cm" fo:line-height="90%" fo:text-align="start" style:punctuation-wrap="hanging" style:writing-mode="lr-tb"/>
      <style:text-properties fo:hyphenate="false"/>
    </style:style>
    <style:style style:name="P10" style:family="paragraph">
      <style:paragraph-properties fo:text-align="start" style:font-independent-line-spacing="true"/>
      <style:text-properties fo:font-size="44pt"/>
    </style:style>
    <style:style style:name="T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color="#81bb5a" style:text-line-through-style="none" style:text-line-through-type="none" style:font-name="Calibri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3" style:family="text">
      <style:text-properties fo:color="#ffffff" style:text-line-through-style="none" style:text-line-through-type="none" style:font-name="Calibri1"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4" style:family="text">
      <style:text-properties fo:color="#ffffff" style:text-line-through-style="none" style:text-line-through-type="none" style:font-name="Calibri1" fo:font-size="138pt" fo:letter-spacing="normal" fo:font-style="normal" style:text-underline-style="none" fo:font-weight="normal" style:font-size-asian="138pt" style:font-style-asian="normal" style:font-weight-asian="normal" style:font-size-complex="138pt" style:font-style-complex="normal" style:font-weight-complex="normal"/>
    </style:style>
    <style:style style:name="T5" style:family="text">
      <style:text-properties fo:color="#000000" style:text-line-through-style="none" style:text-line-through-type="none"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color="#000000" style:text-line-through-style="none" style:text-line-through-type="none"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color="#ff0000" style:text-line-through-style="none" style:text-line-through-type="none" style:font-name="Calibri1" fo:font-size="60pt" fo:letter-spacing="normal" fo:font-style="italic" style:text-underline-style="none" fo:font-weight="bold" style:font-size-asian="60pt" style:font-style-asian="italic" style:font-weight-asian="bold" style:font-size-complex="60pt" style:font-style-complex="italic" style:font-weight-complex="bold"/>
    </style:style>
    <style:style style:name="T8" style:family="text">
      <style:text-properties fo:color="#5b9bd5" style:text-line-through-style="none" style:text-line-through-type="none" style:font-name="Calibri1" fo:font-size="54pt" fo:letter-spacing="normal" fo:font-style="normal" style:text-underline-style="solid" style:text-underline-width="auto" style:text-underline-color="font-color" fo:font-weight="normal" style:font-size-asian="54pt" style:font-style-asian="normal" style:font-weight-asian="normal" style:font-size-complex="54pt" style:font-style-complex="normal" style:font-weight-complex="normal"/>
    </style:style>
    <style:style style:name="T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00b050" style:text-line-through-style="none" style:text-line-through-type="none" style:font-name="Calibri1" fo:font-size="40pt" fo:letter-spacing="normal"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T12" style:family="text">
      <style:text-properties fo:color="#00b050" style:text-line-through-style="none" style:text-line-through-type="none" style:font-name="Calibri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3" style:family="text">
      <style:text-properties fo:color="#ff0000" style:text-line-through-style="none" style:text-line-through-type="none" style:font-name="Calibri1"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14" style:family="text">
      <style:text-properties fo:color="#ff0000" style:text-line-through-style="none" style:text-line-through-type="none"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000000" style:text-line-through-style="none" style:text-line-through-type="none" style:font-name="HGｺﾞｼｯｸM1" fo:font-size="60pt" fo:letter-spacing="normal" fo:font-style="normal" style:text-underline-style="none" fo:font-weight="normal" style:font-name-asian="HGｺﾞｼｯｸM2" style:font-size-asian="60pt" style:font-style-asian="normal" style:font-weight-asian="normal" style:font-size-complex="60pt" style:font-style-complex="normal" style:font-weight-complex="normal"/>
    </style:style>
    <style:style style:name="T16" style:family="text">
      <style:text-properties fo:color="#00b050" style:text-line-through-style="none" style:text-line-through-type="none" style:font-name="Calibri1" fo:font-size="66pt" fo:letter-spacing="normal" fo:font-style="normal" style:text-underline-style="none" fo:font-weight="bold" style:font-size-asian="66pt" style:font-style-asian="normal" style:font-weight-asian="bold" style:font-size-complex="66pt" style:font-style-complex="normal" style:font-weight-complex="bold"/>
    </style:style>
    <style:style style:name="T17" style:family="text">
      <style:text-properties fo:color="#00b050" style:text-line-through-style="none" style:text-line-through-type="none" style:font-name="Calibri1" fo:font-size="80pt" fo:letter-spacing="normal" fo:font-style="normal" style:text-underline-style="none" fo:font-weight="bold" style:font-size-asian="80pt" style:font-style-asian="normal" style:font-weight-asian="bold" style:font-size-complex="80pt" style:font-style-complex="normal" style:font-weight-complex="bold"/>
    </style:style>
    <style:style style:name="T18" style:family="text">
      <style:text-properties fo:color="#000000" style:text-line-through-style="none" style:text-line-through-type="none"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L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81bb5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5b9bd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白紙">
        <office:forms form:automatic-focus="false" form:apply-design-mode="false"/>
        <draw:frame draw:name="図 2" draw:style-name="gr1" draw:text-style-name="P1" draw:layer="layout" svg:width="33.866cm" svg:height="19.029cm" svg:x="-0.02cm" svg:y="0.02cm">
          <draw:image xlink:href="Pictures/100000000000051400000384C459633F.jpg" xlink:type="simple" xlink:show="embed" xlink:actuate="onLoad">
            <text:p/>
          </draw:image>
        </draw:frame>
        <draw:custom-shape draw:name="テキスト ボックス 5" draw:style-name="gr2" draw:text-style-name="P3" draw:layer="layout" svg:width="8.512cm" svg:height="1.436cm" svg:x="22.423cm" svg:y="16.218cm">
          <text:p text:style-name="P2"><text:span text:style-name="T1">Team : ilab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7" draw:style-name="gr3" draw:text-style-name="P3" draw:layer="layout" svg:width="15.442cm" svg:height="2.541cm" svg:x="0.472cm" svg:y="1.548cm">
          <text:p text:style-name="P4"><text:span text:style-name="T2">作ったものの名前</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3" draw:master-page-name="タイトルとコンテンツ" presentation:presentation-page-layout-name="AL1T11">
        <draw:custom-shape draw:name="テキスト ボックス 4" draw:style-name="gr2" draw:text-style-name="P3" xml:id="id1" draw:id="id1" draw:layer="layout" svg:width="26.495cm" svg:height="4.315cm" svg:x="6.362cm" svg:y="6.244cm">
          <text:p text:style-name="P2"><text:span text:style-name="T3">突然です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 smil:attributeName="visibility" smil:to="visible"/>
                  <anim:transitionFilter smil:dur="0.5s" smil:targetElement="id1" smil:type="barnDoorWipe" smil:subtype="vertical" smil:direction="reverse"/>
                </anim:par>
              </anim:par>
            </anim:par>
          </anim:seq>
        </anim:par>
        <presentation:notes draw:style-name="dp2">
          <draw:page-thumbnail draw:style-name="gr4"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3" draw:master-page-name="タイトルとコンテンツ" presentation:presentation-page-layout-name="AL1T11">
        <draw:custom-shape draw:name="テキスト ボックス 3" draw:style-name="gr5" draw:text-style-name="P3" xml:id="id2" draw:id="id2" draw:layer="layout" svg:width="29.86cm" svg:height="6.092cm" draw:transform="skewX (-1.71658351944415E-017) rotate (0.136135681655558) translate (0.242cm 5.399cm)">
          <text:p text:style-name="P2"><text:span text:style-name="T4">休みたい</text:span><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5" draw:style-name="gr1" draw:text-style-name="P1" xml:id="id3" draw:id="id3" draw:layer="layout" svg:width="12.445cm" svg:height="10.609cm" svg:x="19.576cm" svg:y="7.164cm">
          <draw:image xlink:href="Pictures/1000020100000320000002AA5F3D4DF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2" smil:attributeName="visibility" smil:to="visible"/>
                  <anim:animate smil:dur="0.5s" smil:fill="hold" smil:targetElement="id2" smil:attributeName="width" smil:values="0;width" smil:keyTimes="0;1"/>
                  <anim:animate smil:dur="0.5s" smil:fill="hold" smil:targetElement="id2" smil:attributeName="height" smil:values="0;height" smil:keyTimes="0;1"/>
                  <anim:transitionFilter smil:dur="0.5s" smil:targetElement="id2" smil:type="fade" smil:subtype="crossfade"/>
                </anim:par>
                <anim:par smil:begin="0s" smil:fill="hold" presentation:node-type="with-previous" presentation:preset-class="entrance" presentation:preset-id="ooo-entrance-fade-in-and-zoom" presentation:preset-sub-type="in">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transitionFilter smil:dur="0.5s" smil:targetElement="id3" smil:type="fade" smil:subtype="crossfade"/>
                </anim:par>
              </anim:par>
            </anim:par>
          </anim:seq>
        </anim:par>
        <presentation:notes draw:style-name="dp4">
          <draw:page-thumbnail draw:name="スライド イメージ プレースホルダー 1" draw:style-name="gr4" draw:layer="layout" svg:width="15.239cm" svg:height="8.572cm" svg:x="1.905cm" svg:y="3.175cm" draw:page-number="3" presentation:class="page"/>
          <draw:frame draw:name="ノート プレースホルダー 2" presentation:style-name="pr3" draw:text-style-name="P3" draw:layer="layout" svg:width="15.239cm" svg:height="10cm" svg:x="1.905cm" svg:y="12.224cm" presentation:class="notes" presentation:placeholder="true" presentation:user-transformed="true">
            <draw:text-box/>
          </draw:frame>
          <draw:frame draw:name="スライド番号プレースホルダー 3" presentation:style-name="pr4" draw:text-style-name="P6" draw:layer="layout" svg:width="8.254cm" svg:height="1.273cm" svg:x="10.791cm" svg:y="24.126cm" presentation:class="page-number" presentation:user-transformed="true">
            <draw:text-box>
              <text:p text:style-name="P5"><text:span text:style-name="T5"><text:page-number>&lt;番号&gt;</text:page-number></text:span></text:p>
            </draw:text-box>
          </draw:frame>
        </presentation:notes>
      </draw:page>
      <draw:page draw:name="page4" draw:style-name="dp1" draw:master-page-name="タイトルとコンテンツ" presentation:presentation-page-layout-name="AL1T11">
        <office:forms form:automatic-focus="false" form:apply-design-mode="false"/>
        <draw:frame draw:name="図 3" draw:style-name="gr1" draw:text-style-name="P1" xml:id="id4" draw:id="id4" draw:layer="layout" svg:width="13.561cm" svg:height="16.87cm" svg:x="17.239cm" svg:y="0.33cm">
          <draw:image xlink:href="Pictures/100002010000029F00000320049C5971.png" xlink:type="simple" xlink:show="embed" xlink:actuate="onLoad">
            <text:p/>
          </draw:image>
        </draw:frame>
        <draw:frame draw:name="図 5" draw:style-name="gr1" draw:text-style-name="P1" xml:id="id6" draw:id="id6" draw:layer="layout" svg:width="11.412cm" svg:height="13.174cm" svg:x="3.663cm" svg:y="-0.411cm">
          <draw:image xlink:href="Pictures/10000201000002B500000320A2114979.png" xlink:type="simple" xlink:show="embed" xlink:actuate="onLoad">
            <text:p/>
          </draw:image>
        </draw:frame>
        <draw:custom-shape draw:name="テキスト ボックス 10" draw:style-name="gr6" draw:text-style-name="P7" xml:id="id5" draw:id="id5" draw:layer="layout" svg:width="13.341cm" svg:height="2.111cm" svg:x="11.834cm" svg:y="13.2cm">
          <text:p text:style-name="P2"><text:span text:style-name="T6">天気を理由に・・・</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ly-out" presentation:preset-sub-type="from-bottom">
                  <anim:animate smil:dur="0.5s" smil:targetElement="id4" smil:attributeName="x" smil:values="x;x" smil:keyTimes="0;1"/>
                  <anim:animate smil:dur="0.5s" smil:targetElement="id4" smil:attributeName="y" smil:values="y;1+height/2" smil:keyTimes="0;1"/>
                  <anim:set smil:begin="0.499s" smil:dur="0.001s" smil:fill="hold" smil:targetElement="id4" smil:attributeName="visibility" smil:to="hidden"/>
                </anim:par>
                <anim:par smil:begin="0s" smil:fill="hold" presentation:node-type="with-previous" presentation:preset-class="exit" presentation:preset-id="ooo-exit-fly-out" presentation:preset-sub-type="from-bottom">
                  <anim:animate smil:dur="0.5s" smil:targetElement="id5" smil:attributeName="x" smil:values="x;x" smil:keyTimes="0;1"/>
                  <anim:animate smil:dur="0.5s" smil:targetElement="id5" smil:attributeName="y" smil:values="y;1+height/2" smil:keyTimes="0;1"/>
                  <anim:set smil:begin="0.499s" smil:dur="0.001s" smil:fill="hold" smil:targetElement="id5" smil:attributeName="visibility" smil:to="hidden"/>
                </anim:par>
                <anim:par smil:begin="0s" smil:fill="hold" presentation:node-type="with-previous" presentation:preset-class="exit" presentation:preset-id="ooo-exit-fly-out" presentation:preset-sub-type="from-bottom">
                  <anim:animate smil:dur="0.5s" smil:targetElement="id6" smil:attributeName="x" smil:values="x;x" smil:keyTimes="0;1"/>
                  <anim:animate smil:dur="0.5s" smil:targetElement="id6" smil:attributeName="y" smil:values="y;1+height/2" smil:keyTimes="0;1"/>
                  <anim:set smil:begin="0.499s" smil:dur="0.001s" smil:fill="hold" smil:targetElement="id6" smil:attributeName="visibility" smil:to="hidden"/>
                </anim:par>
              </anim:par>
            </anim:par>
          </anim:seq>
        </anim:par>
        <presentation:notes draw:style-name="dp4">
          <draw:page-thumbnail draw:name="スライド イメージ プレースホルダー 1" draw:style-name="gr4" draw:layer="layout" svg:width="15.239cm" svg:height="8.572cm" svg:x="1.905cm" svg:y="3.175cm" draw:page-number="4" presentation:class="page"/>
          <draw:frame draw:name="ノート プレースホルダー 2" presentation:style-name="pr3" draw:text-style-name="P3" draw:layer="layout" svg:width="15.239cm" svg:height="10cm" svg:x="1.905cm" svg:y="12.224cm" presentation:class="notes" presentation:placeholder="true" presentation:user-transformed="true">
            <draw:text-box/>
          </draw:frame>
          <draw:frame draw:name="スライド番号プレースホルダー 3" presentation:style-name="pr4" draw:text-style-name="P6" draw:layer="layout" svg:width="8.254cm" svg:height="1.273cm" svg:x="10.791cm" svg:y="24.126cm" presentation:class="page-number" presentation:user-transformed="true">
            <draw:text-box>
              <text:p text:style-name="P5"><text:span text:style-name="T5"><text:page-number>&lt;番号&gt;</text:page-number></text:span></text:p>
            </draw:text-box>
          </draw:frame>
        </presentation:notes>
      </draw:page>
      <draw:page draw:name="page5" draw:style-name="dp1" draw:master-page-name="タイトルとコンテンツ" presentation:presentation-page-layout-name="AL1T11">
        <draw:frame draw:name="図 4" draw:style-name="gr1" draw:text-style-name="P1" xml:id="id8" draw:id="id8" draw:layer="layout" svg:width="8.121cm" svg:height="9.568cm" svg:x="23.479cm" svg:y="4.4cm">
          <draw:image xlink:href="Pictures/100002010000025E000002CA3F25B2EE.png" xlink:type="simple" xlink:show="embed" xlink:actuate="onLoad">
            <text:p/>
          </draw:image>
        </draw:frame>
        <draw:frame draw:name="図 8" draw:style-name="gr1" draw:text-style-name="P1" xml:id="id10" draw:id="id10" draw:layer="layout" svg:width="9.686cm" svg:height="18.064cm" svg:x="16.967cm" svg:y="0.985cm">
          <draw:image xlink:href="Pictures/10000201000001AD00000320DEC8188E.png" xlink:type="simple" xlink:show="embed" xlink:actuate="onLoad">
            <text:p/>
          </draw:image>
        </draw:frame>
        <draw:frame draw:name="図 9" draw:style-name="gr1" draw:text-style-name="P1" xml:id="id7" draw:id="id7" draw:layer="layout" svg:width="8.704cm" svg:height="10.582cm" svg:x="0.563cm" svg:y="7.755cm">
          <draw:image xlink:href="Pictures/100002010000014900000190612754BF.png" xlink:type="simple" xlink:show="embed" xlink:actuate="onLoad">
            <text:p/>
          </draw:image>
        </draw:frame>
        <draw:custom-shape draw:name="テキスト ボックス 11" draw:style-name="gr2" draw:text-style-name="P3" xml:id="id9" draw:id="id9" draw:layer="layout" svg:width="11.608cm" svg:height="2.113cm" svg:x="10.723cm" svg:y="7.4cm">
          <text:p text:style-name="P2"><text:span text:style-name="T6">腰が・・・歯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2" draw:text-style-name="P3" xml:id="id11" draw:id="id11" draw:layer="layout" svg:width="11.608cm" svg:height="2.113cm" svg:x="6.03cm" svg:y="4.488cm">
          <text:p text:style-name="P2"><text:span text:style-name="T6">実は祖父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split" presentation:preset-sub-type="vertical-in">
                  <anim:transitionFilter smil:dur="0.5s" smil:targetElement="id7" smil:type="barnDoorWipe" smil:subtype="vertical" smil:mode="out" smil:direction="reverse"/>
                  <anim:set smil:begin="0.499s" smil:dur="0.001s" smil:fill="hold" smil:targetElement="id7" smil:attributeName="visibility" smil:to="hidden"/>
                </anim:par>
                <anim:par smil:begin="0s" smil:fill="hold" presentation:node-type="with-previous" presentation:preset-class="exit" presentation:preset-id="ooo-exit-split" presentation:preset-sub-type="vertical-in">
                  <anim:transitionFilter smil:dur="0.5s" smil:targetElement="id8" smil:type="barnDoorWipe" smil:subtype="vertical" smil:mode="out" smil:direction="reverse"/>
                  <anim:set smil:begin="0.499s" smil:dur="0.001s" smil:fill="hold" smil:targetElement="id8" smil:attributeName="visibility" smil:to="hidden"/>
                </anim:par>
                <anim:par smil:begin="0s" smil:fill="hold" presentation:node-type="with-previous" presentation:preset-class="exit" presentation:preset-id="ooo-exit-split" presentation:preset-sub-type="vertical-in">
                  <anim:transitionFilter smil:dur="0.5s" smil:targetElement="id9" smil:type="barnDoorWipe" smil:subtype="vertical" smil:mode="out" smil:direction="reverse"/>
                  <anim:set smil:begin="0.499s" smil:dur="0.001s" smil:fill="hold" smil:targetElement="id9"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seq>
        </anim:par>
        <presentation:notes draw:style-name="dp4">
          <draw:page-thumbnail draw:name="スライド イメージ プレースホルダー 1" draw:style-name="gr4" draw:layer="layout" svg:width="15.239cm" svg:height="8.572cm" svg:x="1.905cm" svg:y="3.175cm" draw:page-number="5" presentation:class="page"/>
          <draw:frame draw:name="ノート プレースホルダー 2" presentation:style-name="pr3" draw:text-style-name="P3" draw:layer="layout" svg:width="15.239cm" svg:height="10cm" svg:x="1.905cm" svg:y="12.224cm" presentation:class="notes" presentation:placeholder="true" presentation:user-transformed="true">
            <draw:text-box/>
          </draw:frame>
          <draw:frame draw:name="スライド番号プレースホルダー 3" presentation:style-name="pr4" draw:text-style-name="P6" draw:layer="layout" svg:width="8.254cm" svg:height="1.273cm" svg:x="10.791cm" svg:y="24.126cm" presentation:class="page-number" presentation:user-transformed="true">
            <draw:text-box>
              <text:p text:style-name="P5"><text:span text:style-name="T5"><text:page-number>&lt;番号&gt;</text:page-number></text:span></text:p>
            </draw:text-box>
          </draw:frame>
        </presentation:notes>
      </draw:page>
      <draw:page draw:name="page6" draw:style-name="dp1" draw:master-page-name="タイトルとコンテンツ" presentation:presentation-page-layout-name="AL1T11">
        <draw:frame draw:name="図 10" draw:style-name="gr7" draw:text-style-name="P1" draw:layer="layout" svg:width="6.869cm" svg:height="10.455cm" svg:x="17.619cm" svg:y="7.602cm">
          <draw:image xlink:href="Pictures/100002010000023A00000414684F4E6F.png" xlink:type="simple" xlink:show="embed" xlink:actuate="onLoad">
            <text:p/>
          </draw:image>
        </draw:frame>
        <draw:frame draw:name="図 3" draw:style-name="gr1" draw:text-style-name="P1" draw:layer="layout" svg:width="12.177cm" svg:height="19.049cm" svg:x="0cm" svg:y="0cm">
          <draw:image xlink:href="Pictures/100002010000023A00000414684F4E6F.png" xlink:type="simple" xlink:show="embed" xlink:actuate="onLoad">
            <text:p/>
          </draw:image>
        </draw:frame>
        <draw:frame draw:name="図 4" draw:style-name="gr8" draw:text-style-name="P1" draw:layer="layout" svg:width="8.646cm" svg:height="1.031cm" svg:x="3.531cm" svg:y="18.058cm">
          <draw:image xlink:href="Pictures/100002010000015700000037190237EC.png" xlink:type="simple" xlink:show="embed" xlink:actuate="onLoad">
            <text:p/>
          </draw:image>
        </draw:frame>
        <draw:custom-shape draw:name="爆発 1 7" draw:style-name="gr9" draw:text-style-name="P3" draw:layer="layout" svg:width="8.212cm" svg:height="6.978cm" svg:x="25.824cm" svg:y="2.564cm">
          <text:p text:style-name="P4"><text:span text:style-name="T7">１つ</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正方形/長方形 6" draw:style-name="gr3" draw:text-style-name="P3" draw:layer="layout" svg:width="14.917cm" svg:height="2.541cm" svg:x="12.827cm" svg:y="0.623cm">
          <text:p text:style-name="P4"><text:span text:style-name="T8">やっておくべきこ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8" draw:style-name="gr10" draw:text-style-name="P3" draw:layer="layout" svg:width="3.749cm" svg:height="4.849cm" svg:x="0.968cm" svg:y="2.35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9" draw:style-name="gr10" draw:text-style-name="P3" draw:layer="layout" svg:width="12.461cm" svg:height="12.267cm" svg:x="14.823cm" svg:y="6.921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11" draw:style-name="gr2" draw:text-style-name="P3" draw:layer="layout" svg:width="3.234cm" svg:height="1.436cm" draw:transform="rotate (-1.5707963267949) translate (21.844cm 17.872cm)">
          <text:p text:style-name="P2"><text:span text:style-name="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14" draw:style-name="gr11" draw:text-style-name="P1" draw:layer="layout" svg:x1="2.843cm" svg:y1="2.35cm" svg:x2="21.054cm" svg:y2="6.92cm">
          <text:p/>
        </draw:line>
        <draw:line draw:name="直線コネクタ 16" draw:style-name="gr11" draw:text-style-name="P1" draw:layer="layout" svg:x1="2.843cm" svg:y1="7.096cm" svg:x2="16.648cm" svg:y2="17.392cm">
          <text:p/>
        </draw:line>
        <draw:custom-shape draw:name="テキスト ボックス 12" draw:style-name="gr12" draw:text-style-name="P3" draw:layer="layout" svg:width="4.232cm" svg:height="1.013cm" svg:x="12.884cm" svg:y="7.213cm">
          <text:p text:style-name="P2"><text:span text:style-name="T9">具体的に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2" draw:text-style-name="P3" draw:layer="layout" svg:width="9.72cm" svg:height="2.621cm" svg:x="16.674cm" svg:y="3.403cm">
          <text:p text:style-name="P2"><text:span text:style-name="T1">事前にユーザーの</text:span></text:p>
          <text:p text:style-name="P2"><text:span text:style-name="T1">プロフィールを登録</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スライド イメージ プレースホルダー 1" draw:style-name="gr4" draw:layer="layout" svg:width="15.239cm" svg:height="8.572cm" svg:x="1.905cm" svg:y="3.175cm" draw:page-number="6" presentation:class="page"/>
          <draw:frame draw:name="ノート プレースホルダー 2" presentation:style-name="pr3" draw:text-style-name="P3" draw:layer="layout" svg:width="15.239cm" svg:height="10cm" svg:x="1.905cm" svg:y="12.224cm" presentation:class="notes" presentation:placeholder="true" presentation:user-transformed="true">
            <draw:text-box/>
          </draw:frame>
          <draw:frame draw:name="スライド番号プレースホルダー 3" presentation:style-name="pr4" draw:text-style-name="P6" draw:layer="layout" svg:width="8.254cm" svg:height="1.273cm" svg:x="10.791cm" svg:y="24.126cm" presentation:class="page-number" presentation:user-transformed="true">
            <draw:text-box>
              <text:p text:style-name="P5"><text:span text:style-name="T5"><text:page-number>&lt;番号&gt;</text:page-number></text:span></text:p>
            </draw:text-box>
          </draw:frame>
        </presentation:notes>
      </draw:page>
      <draw:page draw:name="page7" draw:style-name="dp1" draw:master-page-name="タイトルとコンテンツ" presentation:presentation-page-layout-name="AL1T11">
        <draw:custom-shape draw:name="正方形/長方形 5" draw:style-name="gr13" draw:text-style-name="P3" draw:layer="layout" svg:width="10.251cm" svg:height="10.121cm" svg:x="23.044cm" svg:y="1.888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9" draw:style-name="gr2" draw:text-style-name="P3" draw:layer="layout" svg:width="7.46cm" svg:height="1.775cm" svg:x="25.602cm" svg:y="4.356cm">
          <text:p text:style-name="P2"><text:span text:style-name="T9">動作写真（</text:span><text:span text:style-name="T9">Text,restext</text:span><text:span text:style-name="T9">の写真）</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2" draw:text-style-name="P3" draw:layer="layout" svg:width="9.471cm" svg:height="2.283cm" svg:x="10.712cm" svg:y="13.67cm">
          <text:p text:style-name="P2"><text:span text:style-name="T10">STEP2 </text:span><text:span text:style-name="T10">： </text:span><text:span text:style-name="T10">(</text:span><text:span text:style-name="T10">理由に応じた</text:span><text:span text:style-name="T10">)</text:span></text:p>
          <text:p text:style-name="P2"><text:span text:style-name="T10"><text:s text:c="15"/></text:span><text:span text:style-name="T10">ボタンを押す</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1" draw:style-name="gr14" draw:text-style-name="P7" draw:layer="layout" svg:width="9.632cm" svg:height="2.281cm" svg:x="0.368cm" svg:y="13.591cm">
          <text:p text:style-name="P2"><text:span text:style-name="T10">STEP1 </text:span><text:span text:style-name="T10">： 休みたいと思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2" draw:text-style-name="P3" draw:layer="layout" svg:width="10.947cm" svg:height="2.283cm" svg:x="22.336cm" svg:y="13.591cm">
          <text:p text:style-name="P2"><text:span text:style-name="T10">STEP3 : </text:span><text:span text:style-name="T10">きちんと理由付きで　　　　休めたか確かめ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右矢印 14" draw:style-name="gr15" draw:text-style-name="P3" draw:layer="layout" svg:width="3.6cm" svg:height="2.435cm" svg:x="7.495cm" svg:y="6.763cm">
          <text:p text:style-name="P4"/>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図 6" draw:style-name="gr1" draw:text-style-name="P1" draw:layer="layout" svg:width="7.896cm" svg:height="10.482cm" svg:x="0cm" svg:y="1.528cm">
          <draw:image xlink:href="Pictures/10000201000001BE000002502E0B1CAB.png" xlink:type="simple" xlink:show="embed" xlink:actuate="onLoad">
            <text:p/>
          </draw:image>
        </draw:frame>
        <draw:custom-shape draw:name="右矢印 17" draw:style-name="gr15" draw:text-style-name="P3" draw:layer="layout" svg:width="3.6cm" svg:height="2.435cm" svg:x="18.735cm" svg:y="6.763cm">
          <text:p text:style-name="P4"/>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図 19" draw:style-name="gr1" draw:text-style-name="P1" draw:layer="layout" svg:width="9.889cm" svg:height="12.478cm" svg:x="9.708cm" svg:y="1.137cm">
          <draw:image xlink:href="Pictures/100002010000027A0000032076BEB9CE.png" xlink:type="simple" xlink:show="embed" xlink:actuate="onLoad">
            <text:p/>
          </draw:image>
        </draw:frame>
        <presentation:notes draw:style-name="dp2">
          <draw:page-thumbnail draw:style-name="gr4" draw:layer="layout" svg:width="18.624cm" svg:height="10.475cm" svg:x="1.482cm" svg:y="2.123cm" draw:page-number="7" presentation:class="page"/>
          <draw:frame presentation:style-name="pr2" draw:layer="layout" svg:width="17.271cm" svg:height="12.573cm" svg:x="2.159cm" svg:y="13.271cm" presentation:class="notes" presentation:placeholder="true">
            <draw:text-box/>
          </draw:frame>
        </presentation:notes>
      </draw:page>
      <draw:page draw:name="page8" draw:style-name="dp1" draw:master-page-name="タイトルとコンテンツ" presentation:presentation-page-layout-name="AL1T11">
        <office:forms form:automatic-focus="false" form:apply-design-mode="false"/>
        <draw:custom-shape draw:name="テキスト ボックス 4" draw:style-name="gr2" draw:text-style-name="P3" xml:id="id14" draw:id="id14" draw:layer="layout" svg:width="22.68cm" svg:height="2.537cm" svg:x="3.264cm" svg:y="2.813cm">
          <text:p text:style-name="P2"><text:span text:style-name="T9">　　　　 <text:s text:c="15"/></text:span><text:span text:style-name="T9">&lt;red&gt;</text:span><text:span text:style-name="T9">ボタン　 　 絶対休ませてくれる</text:span></text:p>
          <text:p text:style-name="P2"><text:span text:style-name="T9"><text:s text:c="30"/></text:span><text:span text:style-name="T9">&lt;blue&gt;</text:span><text:span text:style-name="T9">ボタン　　 寝坊報告してくれる</text:span></text:p>
          <text:p text:style-name="P2"><text:span text:style-name="T9">　　　 <text:s text:c="18"/></text:span><text:span text:style-name="T9">&lt;other&gt;</text:span><text:span text:style-name="T9">ボタン　 <text:s text:c="2"/>適当な理由を探し、うまくいけば休め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下矢印 7" draw:style-name="gr16" draw:text-style-name="P3" draw:layer="layout" svg:width="1.606cm" svg:height="2.874cm" svg:x="4.701cm" svg:y="3.227cm">
          <text:p text:style-name="P4"/>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テキスト ボックス 9" draw:style-name="gr2" draw:text-style-name="P3" xml:id="id13" draw:id="id13" draw:layer="layout" svg:width="29.735cm" svg:height="4.061cm" svg:x="3.264cm" svg:y="7.508cm">
          <text:p text:style-name="P2"><text:span text:style-name="T9"/></text:p>
          <text:p text:style-name="P2"><text:span text:style-name="T9">　　　　 <text:s text:c="14"/></text:span><text:span text:style-name="T9">&lt;</text:span><text:span text:style-name="T9">天気</text:span><text:span text:style-name="T9">&gt;</text:span><text:span text:style-name="T9">　　　　気象状況が悪ければ・・・</text:span></text:p>
          <text:p text:style-name="P2"><text:span text:style-name="T9"><text:s text:c="30"/></text:span><text:span text:style-name="T9">&lt;</text:span><text:span text:style-name="T9">親戚</text:span><text:span text:style-name="T9">&gt;</text:span><text:span text:style-name="T9">　　　 <text:s text:c="2"/>忌引の理由生成も・・・</text:span></text:p>
          <text:p text:style-name="P2"><text:span text:style-name="T9">　　　 <text:s text:c="18"/></text:span><text:span text:style-name="T9">&lt;</text:span><text:span text:style-name="T9">ネタツイ</text:span><text:span text:style-name="T9">&gt;</text:span><text:span text:style-name="T9">　　 <text:s/>おもしろい理由で・・・</text:span></text:p>
          <text:p text:style-name="P2"><text:span text:style-name="T9">　　　　　　　　 </text:span><text:span text:style-name="T9">&lt;</text:span><text:span text:style-name="T9">病気</text:span><text:span text:style-name="T9">&gt;</text:span><text:span text:style-name="T9">　　　 <text:s text:c="2"/>自分か子供（いれば）を理由に・・・</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17" draw:text-style-name="P7" xml:id="id12" draw:id="id12" draw:layer="layout" svg:width="31.465cm" svg:height="3.299cm" svg:x="2.4cm" svg:y="13.8cm">
          <text:p text:style-name="P2"><text:span text:style-name="T9"/></text:p>
          <text:p text:style-name="P2"><text:span text:style-name="T9">　　　　　　　　　　休む理由</text:span><text:span text:style-name="T9">が</text:span><text:span text:style-name="T9">付</text:span><text:span text:style-name="T9">いた</text:span><text:span text:style-name="T9">文面を</text:span><text:span text:style-name="T9">Slack</text:span><text:span text:style-name="T9">で グループと自分に送ってくれる</text:span></text:p>
          <text:p text:style-name="P2"><text:span text:style-name="T9">　　　　　　　　　　</text:span><text:span text:style-name="T9">休む理由が使えない</text:span><text:span text:style-name="T9">ときは</text:span><text:span text:style-name="T9">自分にだけその連絡</text:span><text:span text:style-name="T9">が</text:span><text:span text:style-name="T9">くる</text:span></text:p>
          <text:p text:style-name="P2"><text:span text:style-name="T9">　　　　　　　　　　やさしい仲間（</text:span><text:span text:style-name="T9">bot</text:span><text:span text:style-name="T9">）が自分の投稿に即座に反応して休む雰囲気を作ってくれ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下矢印 11" draw:style-name="gr16" draw:text-style-name="P3" draw:layer="layout" svg:width="1.606cm" svg:height="2.874cm" svg:x="4.701cm" svg:y="9.046cm">
          <text:p text:style-name="P4"/>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テキスト ボックス 14" draw:style-name="gr2" draw:text-style-name="P3" draw:layer="layout" svg:width="6.627cm" svg:height="1.944cm" svg:x="1.387cm" svg:y="0.874cm">
          <text:p text:style-name="P2"><text:span text:style-name="T11">☆ </text:span><text:span text:style-name="T11">ボタン</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5" draw:style-name="gr2" draw:text-style-name="P3" draw:layer="layout" svg:width="14.956cm" svg:height="1.944cm" svg:x="1.387cm" svg:y="6.171cm">
          <text:p text:style-name="P2"><text:span text:style-name="T11">☆ </text:span><text:span text:style-name="T11">理由</text:span><text:span text:style-name="T12">（</text:span><text:span text:style-name="T12">other</text:span><text:span text:style-name="T12">ボタン）</text:span><text:span text:style-name="T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6" draw:style-name="gr2" draw:text-style-name="P3" draw:layer="layout" svg:width="8.971cm" svg:height="1.944cm" svg:x="1.387cm" svg:y="12.609cm">
          <text:p text:style-name="P2"><text:span text:style-name="T11">☆ </text:span><text:span text:style-name="T11">Slack</text:span><text:span text:style-name="T11">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爆発 1 18" draw:style-name="gr18" draw:text-style-name="P3" xml:id="id15" draw:id="id15" draw:layer="layout" svg:width="25.915cm" svg:height="15.814cm" draw:transform="skewX (1.49917608887575E-017) rotate (0.162490153360672) translate (3.268cm 2.392cm)">
          <text:p text:style-name="P4"><text:span text:style-name="T13">自作自演</text:span></text:p>
          <text:p text:style-name="P8"><text:span text:style-name="T14">もできる</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ly-out" presentation:preset-sub-type="from-bottom">
                  <anim:animate smil:dur="0.5s" smil:targetElement="id12" smil:attributeName="x" smil:values="x;x" smil:keyTimes="0;1"/>
                  <anim:animate smil:dur="0.5s" smil:targetElement="id12" smil:attributeName="y" smil:values="y;1+height/2" smil:keyTimes="0;1"/>
                  <anim:set smil:begin="0.499s" smil:dur="0.001s" smil:fill="hold" smil:targetElement="id12" smil:attributeName="visibility" smil:to="hidden"/>
                </anim:par>
                <anim:par smil:begin="0s" smil:fill="hold" presentation:node-type="with-previous" presentation:preset-class="exit" presentation:preset-id="ooo-exit-fly-out" presentation:preset-sub-type="from-bottom">
                  <anim:animate smil:dur="0.5s" smil:targetElement="id13" smil:attributeName="x" smil:values="x;x" smil:keyTimes="0;1"/>
                  <anim:animate smil:dur="0.5s" smil:targetElement="id13" smil:attributeName="y" smil:values="y;1+height/2" smil:keyTimes="0;1"/>
                  <anim:set smil:begin="0.499s" smil:dur="0.001s" smil:fill="hold" smil:targetElement="id13" smil:attributeName="visibility" smil:to="hidden"/>
                </anim:par>
                <anim:par smil:begin="0s" smil:fill="hold" presentation:node-type="with-previous" presentation:preset-class="exit" presentation:preset-id="ooo-exit-fly-out" presentation:preset-sub-type="from-bottom">
                  <anim:animate smil:dur="0.5s" smil:targetElement="id14" smil:attributeName="x" smil:values="x;x" smil:keyTimes="0;1"/>
                  <anim:animate smil:dur="0.5s" smil:targetElement="id14" smil:attributeName="y" smil:values="y;1+height/2" smil:keyTimes="0;1"/>
                  <anim:set smil:begin="0.499s" smil:dur="0.001s" smil:fill="hold" smil:targetElement="id14" smil:attributeName="visibility" smil:to="hidden"/>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5" smil:attributeName="visibility" smil:to="visible"/>
                  <anim:transitionFilter smil:dur="0.5s" smil:targetElement="id15" smil:type="barnDoorWipe" smil:subtype="vertical" smil:direction="reverse"/>
                </anim:par>
              </anim:par>
            </anim:par>
          </anim:seq>
        </anim:par>
        <presentation:notes draw:style-name="dp2">
          <draw:page-thumbnail draw:style-name="gr4" draw:layer="layout" svg:width="18.624cm" svg:height="10.475cm" svg:x="1.482cm" svg:y="2.123cm" draw:page-number="8" presentation:class="page"/>
          <draw:frame presentation:style-name="pr2" draw:layer="layout" svg:width="17.271cm" svg:height="12.573cm" svg:x="2.159cm" svg:y="13.271cm" presentation:class="notes" presentation:placeholder="true">
            <draw:text-box/>
          </draw:frame>
        </presentation:notes>
      </draw:page>
      <draw:page draw:name="page9" draw:style-name="dp1" draw:master-page-name="タイトルとコンテンツ" presentation:presentation-page-layout-name="AL1T11">
        <office:forms form:automatic-focus="false" form:apply-design-mode="false"/>
        <draw:frame draw:name="図 6" draw:style-name="gr1" draw:text-style-name="P1" xml:id="id16" draw:id="id16" draw:layer="layout" svg:width="16.628cm" svg:height="15.547cm" svg:x="16.193cm" svg:y="0.708cm">
          <draw:image xlink:href="Pictures/100000000000019000000176BD2C4407.jpg" xlink:type="simple" xlink:show="embed" xlink:actuate="onLoad">
            <text:p/>
          </draw:image>
        </draw:frame>
        <draw:frame draw:name="図 5" draw:style-name="gr1" draw:text-style-name="P1" draw:layer="layout" svg:width="16.416cm" svg:height="14.569cm" svg:x="0.648cm" svg:y="4.804cm">
          <draw:image xlink:href="Pictures/100002010000019000000163F5D8B1EB.png" xlink:type="simple" xlink:show="embed" xlink:actuate="onLoad">
            <text:p/>
          </draw:image>
        </draw:frame>
        <draw:custom-shape draw:name="テキスト ボックス 7" draw:style-name="gr2" draw:text-style-name="P3" draw:layer="layout" svg:width="24.009cm" svg:height="2.791cm" svg:x="1.905cm" svg:y="1.345cm">
          <text:p text:style-name="P2"><text:span text:style-name="T15">良い <text:s text:c="17"/>　を</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gr19" draw:text-style-name="P3" draw:layer="layout" svg:width="13.265cm" svg:height="3.641cm" svg:x="6.483cm" svg:y="0.754cm">
          <text:p text:style-name="P4"><text:span text:style-name="T16">睡眠 </text:span><text:span text:style-name="T17">LIFE</text:span><text:span text:style-name="T1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anim:seq>
        </anim:par>
        <presentation:notes draw:style-name="dp2">
          <draw:page-thumbnail draw:style-name="gr4" draw:layer="layout" svg:width="18.624cm" svg:height="10.475cm" svg:x="1.482cm" svg:y="2.123cm" draw:page-number="9" presentation:class="page"/>
          <draw:frame presentation:style-name="pr2" draw:layer="layout" svg:width="17.271cm" svg:height="12.573cm" svg:x="2.159cm" svg:y="13.271cm" presentation:class="notes" presentation:placeholder="true">
            <draw:text-box/>
          </draw:frame>
        </presentation:notes>
      </draw:page>
      <draw:page draw:name="ご清聴ありがとうございました" draw:style-name="dp1" draw:master-page-name="タイトルとコンテンツ" presentation:presentation-page-layout-name="AL1T11">
        <draw:frame draw:name="タイトル 1" presentation:style-name="pr5" draw:text-style-name="P10" draw:layer="layout" svg:width="22.321cm" svg:height="3.681cm" svg:x="6.388cm" svg:y="6.927cm" presentation:class="title" presentation:user-transformed="true">
          <draw:text-box>
            <text:p text:style-name="P9"><text:span text:style-name="T18">ご清聴ありがとうございました</text:span></text:p>
          </draw:text-box>
        </draw:frame>
        <presentation:notes draw:style-name="dp2">
          <draw:page-thumbnail draw:style-name="gr4" draw:layer="layout" svg:width="18.624cm" svg:height="10.475cm" svg:x="1.482cm" svg:y="2.123cm" draw:page-number="10"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libri Light" svg:font-family="'Calibri Light'"/>
    <style:font-face style:name="HGｺﾞｼｯｸM1" svg:font-family="HGｺﾞｼｯｸM"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TakaoPGothic1" svg:font-family="TakaoPGothic" style:font-pitch="variable"/>
    <style:font-face style:name="HGｺﾞｼｯｸM2" svg:font-family="HGｺﾞｼｯｸM" style:font-family-generic="decorative" style:font-pitch="variable"/>
    <style:font-face style:name="TakaoPGothic2" svg:font-family="TakaoPGothic" style:font-family-generic="decorative" style:font-pitch="variable"/>
    <style:font-face style:name="HGｺﾞｼｯｸM" svg:font-family="HGｺﾞｼｯｸM"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白紙-background" style:family="presentation">
      <style:graphic-properties draw:stroke="none" draw:fill="solid" draw:fill-color="#ffffff"/>
      <style:text-properties style:letter-kerning="true"/>
    </style:style>
    <style:style style:name="白紙-backgroundobjects" style:family="presentation">
      <style:graphic-properties draw:textarea-horizontal-align="justify" draw:shadow="hidden" draw:shadow-offset-x="0.2cm" draw:shadow-offset-y="0.2cm" draw:shadow-color="#808080"/>
      <style:text-properties style:letter-kerning="true"/>
    </style:style>
    <style:style style:name="白紙-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白紙-outline1" style:family="presentation">
      <style:graphic-properties draw:stroke="none" draw:fill="none" draw:auto-grow-height="false" draw:fit-to-size="shrink-to-fit">
        <text:list-style style:name="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style:text-line-through-type="none" style:font-name="Calibri1" fo:font-family="Calibri" fo:font-size="28pt" fo:letter-spacing="normal" fo:language="ja" fo:country="JP" fo:font-style="normal" fo:text-shadow="none" style:text-underline-style="none" fo:font-weight="normal" style:letter-kerning="true" style:font-name-asian="TakaoPGothic" style:font-family-asian="TakaoPGothic" style:font-family-generic-asian="system" style:font-pitch-asian="variable" style:font-size-asian="28pt" style:language-asian="ja" style:country-asian="JP" style:font-style-asian="normal" style:font-weight-asian="normal" style:font-name-complex="TakaoPGothic" style:font-family-complex="TakaoPGothic" style:font-family-generic-complex="system" style:font-pitch-complex="variable" style:font-size-complex="28pt" style:language-complex="ja" style:country-complex="JP" style:font-style-complex="normal" style:font-weight-complex="normal" style:text-emphasize="none" style:font-relief="none" style:text-overline-style="none" style:text-overline-color="font-color" fo:hyphenate="false"/>
    </style:style>
    <style:style style:name="白紙-outline2" style:family="presentation" style:parent-style-name="白紙-outline1">
      <style:paragraph-properties fo:margin-top="0cm" fo:margin-bottom="0.4cm" fo:line-height="90%"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白紙-outline3" style:family="presentation" style:parent-style-name="白紙-outline2">
      <style:paragraph-properties fo:margin-top="0cm" fo:margin-bottom="0.3cm" fo:line-height="90%" fo:text-align="start" style:punctuation-wrap="hanging" style:writing-mode="lr-tb"/>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白紙-outline4" style:family="presentation" style:parent-style-name="白紙-outline3">
      <style:paragraph-properties fo:margin-top="0cm" fo:margin-bottom="0.2cm" fo:line-height="90%" fo:text-align="start" style:punctuation-wrap="hanging" style:writing-mode="lr-tb"/>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白紙-outline5" style:family="presentation" style:parent-style-name="白紙-outline4">
      <style:paragraph-properties fo:margin-top="0cm" fo:margin-bottom="0.1cm"/>
      <style:text-properties fo:font-size="20pt" style:font-size-asian="20pt" style:font-size-complex="20pt"/>
    </style:style>
    <style:style style:name="白紙-outline6" style:family="presentation" style:parent-style-name="白紙-outline5">
      <style:paragraph-properties fo:margin-top="0cm" fo:margin-bottom="0.1cm"/>
      <style:text-properties fo:font-size="20pt" style:font-size-asian="20pt" style:font-size-complex="20pt"/>
    </style:style>
    <style:style style:name="白紙-outline7" style:family="presentation" style:parent-style-name="白紙-outline6">
      <style:paragraph-properties fo:margin-top="0cm" fo:margin-bottom="0.1cm"/>
      <style:text-properties fo:font-size="20pt" style:font-size-asian="20pt" style:font-size-complex="20pt"/>
    </style:style>
    <style:style style:name="白紙-outline8" style:family="presentation" style:parent-style-name="白紙-outline7">
      <style:paragraph-properties fo:margin-top="0cm" fo:margin-bottom="0.1cm"/>
      <style:text-properties fo:font-size="20pt" style:font-size-asian="20pt" style:font-size-complex="20pt"/>
    </style:style>
    <style:style style:name="白紙-outline9" style:family="presentation" style:parent-style-name="白紙-outline8">
      <style:paragraph-properties fo:margin-top="0cm" fo:margin-bottom="0.1cm"/>
      <style:text-properties fo:font-size="20pt" style:font-size-asian="20pt" style:font-size-complex="20pt"/>
    </style:style>
    <style:style style:name="白紙-subtitle" style:family="presentation">
      <style:graphic-properties draw:stroke="none" draw:fill="none" draw:textarea-vertical-align="middle">
        <text:list-style style:name="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白紙-title" style:family="presentation">
      <style:graphic-properties draw:stroke="none" draw:fill="none" draw:textarea-vertical-align="middle">
        <text:list-style style:name="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Calibri1" fo:font-family="Calibri" fo:font-size="18pt" fo:letter-spacing="normal" fo:language="ja" fo:country="JP" fo:font-style="normal" fo:text-shadow="none" style:text-underline-style="none" fo:font-weight="normal" style:letter-kerning="true" style:font-name-asian="TakaoPGothic" style:font-family-asian="TakaoPGothic" style:font-family-generic-asian="system" style:font-pitch-asian="variable" style:font-size-asian="18pt" style:language-asian="ja" style:country-asian="JP" style:font-style-asian="normal" style:font-weight-asian="normal" style:font-name-complex="TakaoPGothic" style:font-family-complex="TakaoPGothic"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style:text-line-through-type="none" style:font-name="Calibri1" fo:font-family="Calibri" fo:font-size="28pt" fo:letter-spacing="normal" fo:language="ja" fo:country="JP" fo:font-style="normal" fo:text-shadow="none" style:text-underline-style="none" fo:font-weight="normal" style:letter-kerning="true" style:font-name-asian="TakaoPGothic" style:font-family-asian="TakaoPGothic" style:font-family-generic-asian="system" style:font-pitch-asian="variable" style:font-size-asian="28pt" style:language-asian="ja" style:country-asian="JP" style:font-style-asian="normal" style:font-weight-asian="normal" style:font-name-complex="TakaoPGothic" style:font-family-complex="TakaoPGothic" style:font-family-generic-complex="system" style:font-pitch-complex="variable" style:font-size-complex="28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cm" fo:margin-bottom="0.4cm" fo:line-height="90%"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3" style:family="presentation" style:parent-style-name="タイトルとコンテンツ-outline2">
      <style:paragraph-properties fo:margin-top="0cm" fo:margin-bottom="0.3cm" fo:line-height="90%" fo:text-align="start" style:punctuation-wrap="hanging" style:writing-mode="lr-tb"/>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タイトルとコンテンツ-outline4" style:family="presentation" style:parent-style-name="タイトルとコンテンツ-outline3">
      <style:paragraph-properties fo:margin-top="0cm" fo:margin-bottom="0.2cm" fo:line-height="90%" fo:text-align="start" style:punctuation-wrap="hanging" style:writing-mode="lr-tb"/>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タイトルとコンテンツ-outline5" style:family="presentation" style:parent-style-name="タイトルとコンテンツ-outline4">
      <style:paragraph-properties fo:margin-top="0cm" fo:margin-bottom="0.1cm"/>
      <style:text-properties fo:font-size="20pt" style:font-size-asian="20pt" style:font-size-complex="20pt"/>
    </style:style>
    <style:style style:name="タイトルとコンテンツ-outline6" style:family="presentation" style:parent-style-name="タイトルとコンテンツ-outline5">
      <style:paragraph-properties fo:margin-top="0cm" fo:margin-bottom="0.1cm"/>
      <style:text-properties fo:font-size="20pt" style:font-size-asian="20pt" style:font-size-complex="20pt"/>
    </style:style>
    <style:style style:name="タイトルとコンテンツ-outline7" style:family="presentation" style:parent-style-name="タイトルとコンテンツ-outline6">
      <style:paragraph-properties fo:margin-top="0cm" fo:margin-bottom="0.1cm"/>
      <style:text-properties fo:font-size="20pt" style:font-size-asian="20pt" style:font-size-complex="20pt"/>
    </style:style>
    <style:style style:name="タイトルとコンテンツ-outline8" style:family="presentation" style:parent-style-name="タイトルとコンテンツ-outline7">
      <style:paragraph-properties fo:margin-top="0cm" fo:margin-bottom="0.1cm"/>
      <style:text-properties fo:font-size="20pt" style:font-size-asian="20pt" style:font-size-complex="20pt"/>
    </style:style>
    <style:style style:name="タイトルとコンテンツ-outline9" style:family="presentation" style:parent-style-name="タイトルとコンテンツ-outline8">
      <style:paragraph-properties fo:margin-top="0cm" fo:margin-bottom="0.1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Calibri1" fo:font-family="Calibri" fo:font-size="18pt" fo:letter-spacing="normal" fo:language="ja" fo:country="JP" fo:font-style="normal" fo:text-shadow="none" style:text-underline-style="none" fo:font-weight="normal" style:letter-kerning="true" style:font-name-asian="TakaoPGothic" style:font-family-asian="TakaoPGothic" style:font-family-generic-asian="system" style:font-pitch-asian="variable" style:font-size-asian="18pt" style:language-asian="ja" style:country-asian="JP" style:font-style-asian="normal" style:font-weight-asian="normal" style:font-name-complex="TakaoPGothic" style:font-family-complex="TakaoPGothic"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白紙-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2" style:family="presentation" style:parent-style-name="白紙-backgroundobjects">
      <style:graphic-properties draw:stroke="none" draw:fill="none" draw:fill-color="#ffffff" draw:auto-grow-height="false" fo:min-height="1.397cm"/>
    </style:style>
    <style:style style:name="Mpr3" style:family="presentation" style:parent-style-name="白紙-backgroundobjects">
      <style:graphic-properties draw:stroke="none" draw:fill="none" draw:fill-color="#ffffff" draw:textarea-vertical-align="bottom" draw:auto-grow-height="false" fo:min-height="1.397cm"/>
    </style:style>
    <style:style style:name="Mpr4" style:family="presentation" style:parent-style-name="タイトルとコンテンツ-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タイトルとコンテンツ-outline1">
      <style:graphic-properties draw:stroke="none" svg:stroke-width="0cm" draw:fill="none" draw:textarea-vertical-align="top" draw:auto-grow-height="false" draw:fit-to-size="false" fo:min-height="11.048cm" fo:padding-top="0.127cm" fo:padding-bottom="0.127cm" fo:padding-left="0.254cm" fo:padding-right="0.254cm" fo:wrap-option="wrap"/>
    </style:style>
    <style:style style:name="Mpr6" style:family="presentation" style:parent-style-name="タイトルとコンテンツ-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7" style:family="presentation" style:parent-style-name="タイトルとコンテンツ-backgroundobjects">
      <style:graphic-properties draw:stroke="none" draw:fill="none" draw:fill-color="#ffffff" draw:auto-grow-height="false" fo:min-height="1.397cm"/>
    </style:style>
    <style:style style:name="Mpr8" style:family="presentation" style:parent-style-name="タイトルとコンテンツ-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4" style:family="paragraph">
      <style:paragraph-properties fo:text-align="start" style:font-independent-line-spacing="true"/>
      <style:text-properties fo:font-size="12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6" style:family="paragraph">
      <style:paragraph-properties fo:margin-top="0cm" fo:margin-bottom="0cm" fo:line-height="90%" fo:text-align="start" style:punctuation-wrap="hanging" style:writing-mode="lr-tb"/>
      <style:text-properties fo:font-size="44pt" fo:hyphenate="false"/>
    </style:style>
    <style:style style:name="MP7" style:family="paragraph">
      <style:paragraph-properties fo:text-align="start" style:font-independent-line-spacing="true"/>
      <style:text-properties fo:font-size="44pt"/>
    </style:style>
    <style:style style:name="MP8" style:family="paragraph">
      <style:paragraph-properties fo:text-align="start"/>
      <style:text-properties fo:font-size="28pt"/>
    </style:style>
    <style:style style:name="MP9" style:family="paragraph">
      <style:paragraph-properties fo:margin-left="0cm" fo:margin-right="0cm" fo:margin-top="0.353cm" fo:margin-bottom="0cm" fo:line-height="100%" fo:text-align="start" fo:text-indent="0cm" style:punctuation-wrap="hanging" style:writing-mode="lr-tb"/>
      <style:text-properties fo:font-size="28pt" fo:hyphenate="false"/>
    </style:style>
    <style:style style:name="MP10" style:family="paragraph">
      <style:paragraph-properties fo:margin-left="0cm" fo:margin-right="0cm" fo:margin-top="0.176cm" fo:margin-bottom="0cm" fo:line-height="100%" fo:text-align="start" fo:text-indent="0cm" style:punctuation-wrap="hanging" style:writing-mode="lr-tb"/>
      <style:text-properties fo:font-size="28pt" fo:hyphenate="false"/>
    </style:style>
    <style:style style:name="MP11" style:family="paragraph">
      <style:paragraph-properties fo:text-align="start" style:font-independent-line-spacing="true"/>
      <style:text-properties fo:font-size="28pt"/>
    </style:style>
    <style:style style:name="MT1" style:family="text">
      <style:text-properties fo:color="#8b8b8b"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 style:family="text">
      <style:text-properties fo:color="#000000" style:text-line-through-style="none" style:text-line-through-type="none"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番号&gt;</text:page-number></text:p>
        </draw:text-box>
      </draw:frame>
    </style:handout-master>
    <style:master-page style:name="白紙" style:page-layout-name="PM1" draw:style-name="Mdp1">
      <draw:frame draw:name="日付プレースホルダー 1" presentation:style-name="Mpr1" draw:text-style-name="MP4" draw:layer="backgroundobjects" svg:width="7.619cm" svg:height="1.013cm" svg:x="2.328cm" svg:y="17.657cm" presentation:class="date-time" presentation:user-transformed="true">
        <draw:text-box>
          <text:p text:style-name="MP3"><text:span text:style-name="MT1"><text:date style:data-style-name="D1" text:date-value="2016-12-11">12/11/16</text:date></text:span></text:p>
        </draw:text-box>
      </draw:frame>
      <draw:frame draw:name="フッター プレースホルダー 2" presentation:style-name="Mpr1" draw:text-style-name="MP4" draw:layer="backgroundobjects" svg:width="11.429cm" svg:height="1.013cm" svg:x="11.218cm" svg:y="17.657cm" presentation:class="footer" presentation:user-transformed="true">
        <draw:text-box>
          <text:p/>
        </draw:text-box>
      </draw:frame>
      <draw:frame draw:name="スライド番号プレースホルダー 3" presentation:style-name="Mpr1" draw:text-style-name="MP4" draw:layer="backgroundobjects" svg:width="7.619cm" svg:height="1.013cm" svg:x="23.918cm" svg:y="17.657cm" presentation:class="page-number" presentation:user-transformed="true">
        <draw:text-box>
          <text:p text:style-name="MP5"><text:span text:style-name="MT1"><text:page-number>&lt;番号&gt;</text:page-number></text:span></text:p>
        </draw:text-box>
      </draw:frame>
      <draw:frame presentation:style-name="白紙-title" draw:layer="backgroundobjects" svg:width="30.479cm" svg:height="3.18cm" svg:x="1.693cm" svg:y="0.76cm" presentation:class="title" presentation:placeholder="true">
        <draw:text-box/>
      </draw:frame>
      <draw:frame presentation:style-name="白紙-outline1" draw:layer="backgroundobjects" svg:width="30.479cm" svg:height="11.047cm" svg:x="1.693cm" svg:y="4.457cm" presentation:class="outline" presentation:placeholder="true">
        <draw:text-box/>
      </draw:frame>
      <presentation:notes style:page-layout-name="PM2">
        <draw:page-thumbnail presentation:style-name="白紙-title" draw:layer="backgroundobjects" svg:width="13.968cm" svg:height="10.476cm" svg:x="3.81cm" svg:y="2.123cm" presentation:class="page"/>
        <draw:frame presentation:style-name="白紙-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番号&gt;</text:page-number></text:p>
          </draw:text-box>
        </draw:frame>
      </presentation:notes>
    </style:master-page>
    <style:master-page style:name="タイトルとコンテンツ" style:page-layout-name="PM1" draw:style-name="Mdp1">
      <draw:frame draw:name="タイトル 1" presentation:style-name="Mpr4" draw:text-style-name="MP7" draw:layer="backgroundobjects" svg:width="29.209cm" svg:height="3.681cm" svg:x="2.328cm" svg:y="1.014cm" presentation:class="title" presentation:user-transformed="true">
        <draw:text-box>
          <text:p text:style-name="MP6"><text:span text:style-name="MT2">タイトルテキストの書式を編集するにはクリックします。マスター タイトルの書式設定</text:span></text:p>
        </draw:text-box>
      </draw:frame>
      <draw:frame draw:name="コンテンツ プレースホルダー 2" presentation:style-name="Mpr5" draw:text-style-name="MP11" draw:layer="backgroundobjects" svg:width="29.209cm" svg:height="12.086cm" svg:x="2.328cm" svg:y="5.071cm" presentation:class="outline" presentation:user-transformed="true">
        <draw:text-box>
          <text:list text:style-name="ML5">
            <text:list-item>
              <text:p text:style-name="MP8"><text:span text:style-name="MT3">アウトラインテキストの書式を編集するにはクリックします。</text:span></text:p>
              <text:list>
                <text:list-item>
                  <text:p text:style-name="MP8"><text:span text:style-name="MT3">2</text:span><text:span text:style-name="MT3">レベル目のアウトライン</text:span></text:p>
                  <text:list>
                    <text:list-item>
                      <text:p text:style-name="MP8"><text:span text:style-name="MT3">3</text:span><text:span text:style-name="MT3">レベル目のアウトライン</text:span></text:p>
                      <text:list>
                        <text:list-item>
                          <text:p text:style-name="MP8"><text:span text:style-name="MT3">4</text:span><text:span text:style-name="MT3">レベル目のアウトライン</text:span></text:p>
                          <text:list>
                            <text:list-item>
                              <text:p text:style-name="MP8"><text:span text:style-name="MT3">5</text:span><text:span text:style-name="MT3">レベル目のアウトライン</text:span></text:p>
                              <text:list>
                                <text:list-item>
                                  <text:p text:style-name="MP8"><text:span text:style-name="MT3">6</text:span><text:span text:style-name="MT3">レベル目のアウトライン</text:span></text:p>
                                </text:list-item>
                              </text:list>
                            </text:list-item>
                          </text:list>
                        </text:list-item>
                      </text:list>
                    </text:list-item>
                  </text:list>
                </text:list-item>
              </text:list>
            </text:list-item>
          </text:list>
          <text:list text:style-name="ML6">
            <text:list-item>
              <text:p text:style-name="MP9"><text:span text:style-name="MT3">7</text:span><text:span text:style-name="MT3">レベル目のアウトラインマスター テキストの書式設定</text:span></text:p>
            </text:list-item>
          </text:list>
          <text:list text:style-name="ML7">
            <text:list-item>
              <text:list>
                <text:list-item>
                  <text:p text:style-name="MP10"><text:span text:style-name="MT4">第 </text:span><text:span text:style-name="MT4">2 </text:span><text:span text:style-name="MT4">レベル</text:span></text:p>
                </text:list-item>
              </text:list>
            </text:list-item>
          </text:list>
          <text:list text:style-name="ML8">
            <text:list-item>
              <text:list>
                <text:list-item>
                  <text:list>
                    <text:list-item>
                      <text:p text:style-name="MP10"><text:span text:style-name="MT5">第 </text:span><text:span text:style-name="MT5">3 </text:span><text:span text:style-name="MT5">レベル</text:span></text:p>
                    </text:list-item>
                  </text:list>
                </text:list-item>
              </text:list>
            </text:list-item>
          </text:list>
          <text:list text:style-name="ML9">
            <text:list-item>
              <text:list>
                <text:list-item>
                  <text:list>
                    <text:list-item>
                      <text:list>
                        <text:list-item>
                          <text:p text:style-name="MP10"><text:span text:style-name="MT6">第 </text:span><text:span text:style-name="MT6">4 </text:span><text:span text:style-name="MT6">レベル</text:span></text:p>
                        </text:list-item>
                      </text:list>
                    </text:list-item>
                  </text:list>
                </text:list-item>
              </text:list>
            </text:list-item>
          </text:list>
          <text:list text:style-name="ML10">
            <text:list-item>
              <text:list>
                <text:list-item>
                  <text:list>
                    <text:list-item>
                      <text:list>
                        <text:list-item>
                          <text:list>
                            <text:list-item>
                              <text:p text:style-name="MP10"><text:span text:style-name="MT6">第 </text:span><text:span text:style-name="MT6">5 </text:span><text:span text:style-name="MT6">レベル</text:span></text:p>
                            </text:list-item>
                          </text:list>
                        </text:list-item>
                      </text:list>
                    </text:list-item>
                  </text:list>
                </text:list-item>
              </text:list>
            </text:list-item>
          </text:list>
        </draw:text-box>
      </draw:frame>
      <draw:frame draw:name="日付プレースホルダー 3" presentation:style-name="Mpr6" draw:text-style-name="MP4" draw:layer="backgroundobjects" svg:width="7.619cm" svg:height="1.013cm" svg:x="2.328cm" svg:y="17.657cm" presentation:class="date-time" presentation:user-transformed="true">
        <draw:text-box>
          <text:p text:style-name="MP3"><text:span text:style-name="MT1"><text:date style:data-style-name="D1" text:date-value="2016-12-11">12/11/16</text:date></text:span></text:p>
        </draw:text-box>
      </draw:frame>
      <draw:frame draw:name="フッター プレースホルダー 4" presentation:style-name="Mpr6" draw:text-style-name="MP4" draw:layer="backgroundobjects" svg:width="11.429cm" svg:height="1.013cm" svg:x="11.218cm" svg:y="17.657cm" presentation:class="footer" presentation:user-transformed="true">
        <draw:text-box>
          <text:p/>
        </draw:text-box>
      </draw:frame>
      <draw:frame draw:name="スライド番号プレースホルダー 5" presentation:style-name="Mpr6" draw:text-style-name="MP4" draw:layer="backgroundobjects" svg:width="7.619cm" svg:height="1.013cm" svg:x="23.918cm" svg:y="17.657cm" presentation:class="page-number" presentation:user-transformed="true">
        <draw:text-box>
          <text:p text:style-name="MP5"><text:span text:style-name="MT1"><text:page-number>&lt;番号&gt;</text:page-number></text:span></text:p>
        </draw:text-box>
      </draw:frame>
      <presentation:notes style:page-layout-name="PM2">
        <draw:page-thumbnail presentation:style-name="タイトルとコンテンツ-title" draw:layer="backgroundobjects" svg:width="18.624cm" svg:height="10.475cm" svg:x="1.482cm" svg:y="2.123cm" presentation:class="page"/>
        <draw:frame presentation:style-name="タイトルとコンテンツ-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presentation:header/></text:p>
          </draw:text-box>
        </draw:frame>
        <draw:frame presentation:style-name="Mpr7" draw:text-style-name="MP2" draw:layer="backgroundobjects" svg:width="9.369cm" svg:height="1.396cm" svg:x="12.22cm" svg:y="0cm" presentation:class="date-time">
          <draw:text-box>
            <text:p text:style-name="MP2"><presentation:date-time/></text:p>
          </draw:text-box>
        </draw:frame>
        <draw:frame presentation:style-name="Mpr8" draw:text-style-name="MP1" draw:layer="backgroundobjects" svg:width="9.369cm" svg:height="1.396cm" svg:x="0cm" svg:y="26.543cm" presentation:class="footer">
          <draw:text-box>
            <text:p text:style-name="MP1"><presentation:footer/></text:p>
          </draw:text-box>
        </draw:frame>
        <draw:frame presentation:style-name="Mpr8" draw:text-style-name="MP2" draw:layer="backgroundobjects" svg:width="9.369cm" svg:height="1.396cm" svg:x="12.22cm" svg:y="26.543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12-11T22:27:10.086321910</dc:date>
    <meta:document-statistic meta:object-count="105"/>
    <meta:generator>LibreOffice/4.2.3.3$Linux_x86 LibreOffice_project/420m0$Build-3</meta:generator>
  </office:meta>
</office:document-meta>
</file>